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6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Parashat Bemidbar/</text:p>
      <text:p text:style-name="P5">on the ministerial mission/</text:p>
      <text:p text:style-name="P5">[Hebrew]/</text:p>
      <text:p text:style-name="P5"/>
      <text:p text:style-name="P4">[Page 1]</text:p>
      <text:p text:style-name="P4">[Hebrew] "I, behold I have taken the Levites from/ among the children of Israel, instead of every first/ born...of the children of Israel, and the Levites shall/ be mine." <text:s/>Brethren. <text:s/>In early ages, before society/ <text:span text:style-name="T1">was</text:span><text:span text:style-name="T3"> had constituted itself into </text:span><text:span text:style-name="T1">various</text:span><text:span text:style-name="T3"> separate nationalities, the first born male/ child of a family exercised </text:span><text:span text:style-name="T1">an</text:span><text:span text:style-name="T3"> supreme authority </text:span><text:span text:style-name="T1">which was</text:span><text:span text:style-name="T3">/ </text:span><text:span text:style-name="T1">absolute supreme</text:span><text:span text:style-name="T3">. <text:s/>All the rest of the household was bound/ to </text:span><text:span text:style-name="T1">submit</text:span><text:span text:style-name="T3"> bow to </text:span><text:span text:style-name="T1">it the rule</text:span><text:span text:style-name="T3"> it, and obey </text:span><text:span text:style-name="T1">it implicitly</text:span><text:span text:style-name="T3"> submissively. <text:s/>The effect/ of that primitive, but most unjust institution--some/ remains of which </text:span><text:span text:style-name="T1">unfortunately mischievously hurtfully</text:span><text:span text:style-name="T3"> harmfully exist</text:span><text:span text:style-name="T1">s</text:span><text:span text:style-name="T3"> even in our boastful/ </text:span><text:span text:style-name="T1">age</text:span><text:span text:style-name="T3"> times, was domestic quarrels; family feuds,--always/ the bitterest--</text:span><text:span text:style-name="T1">beginning</text:span><text:span text:style-name="T3"> which began in envy and </text:span><text:span text:style-name="T1">ill will and</text:span><text:span text:style-name="T3"> ended/ </text:span><text:span text:style-name="T1">-ing</text:span><text:span text:style-name="T3"> in blood shed. <text:s/>The holy book, which is/ our guide, forcibly teaches in </text:span><text:span text:style-name="T1">its</text:span><text:span text:style-name="T3"> almost </text:span><text:span text:style-name="T1">the very</text:span><text:span text:style-name="T3"> its opening pages </text:span><text:span text:style-name="T1">thereof</text:span><text:span text:style-name="T3"> that/ not the casualty of birth, but the qualities of heart/ and mind ought to ensure preeminence. <text:s/>Mark/ it well: Abel was the second son of his parents, never-/-theless he stood higher than his older brother in/ the sight of God, because his thoughts and feelings/ were purer. <text:s/>It cannot be denied that the/ right of primogeniture, or superiority by reason of birth,/</text:span></text:p>
      <text:p text:style-name="P6"/>
      <text:p text:style-name="P6"><text:soft-page-break/>[Page 2]</text:p>
      <text:p text:style-name="P4"><text:span text:style-name="T3">was craved for in patriarchal times but judging/ without bias, we must arrive at the conclusion that the/ object was not an increase of temporal power, or per-/-sonal property. <text:s/>Jacob, notwithstanding the rude/ charges made against his character, obtained nothing/ of the paternal estate over his brother Esau, when the/ latter parted with his birth right which he despised./ <text:s/>All that our patriarch gained was a spiritual benediction, which/ we, his descendants have inherited. <text:s/>I mean, the knowledge/ of Abraham's God, and the </text:span><text:span text:style-name="T1">worship of the understanding of the</text:span><text:span text:style-name="T3"> mission of eternizing it as a world-redeem-/-ing </text:span><text:span text:style-name="T1">Unity</text:span><text:span text:style-name="T3"> principle. <text:s/>Again: of the twelve sons of the aged Israel whom he/ gathered round his </text:span><text:span text:style-name="T1">dying</text:span><text:span text:style-name="T3"> death bed, the youngest but one </text:span><text:span text:style-name="T1">Joseph</text:span><text:span text:style-name="T3">/ was preferred to the oldest, </text:span><text:span text:style-name="T1">Reubens and he</text:span><text:span text:style-name="T3"> and the seed of Joseph, not of Reuben received a/ twofold portion </text:span><text:span text:style-name="T1">of</text:span><text:span text:style-name="T3"> in the promised land. <text:s/></text:span><text:span text:style-name="T1">It</text:span><text:span text:style-name="T3"> This was not an/ act of partiality, but a richly deserved reward </text:span><text:span text:style-name="T1">for</text:span><text:span text:style-name="T3"> due to the/ splendid virtues of a son, a brother and a beneficent/ ruler. <text:s/>On the night of the great deliver-/-ance from bondage, the first born males were chosen/ to perpetuate the memory of their miraculous escape/ from death, and to </text:span><text:span text:style-name="T1">all appearances</text:span><text:span text:style-name="T3"> that end they were granted/ a signal distinction. <text:s/>They acted, for a time, as officiating/ ministers; so the context shows, and so is asserted in/</text:span></text:p>
      <text:p text:style-name="P6"/>
      <text:p text:style-name="P6">[Page 3]</text:p>
      <text:p text:style-name="P4"><text:span text:style-name="T3">the volumes of our traditions [Hebrew]/ "Before the Tabernacle was raised, temporary altars were allow-/-ed, and the </text:span><text:span text:style-name="T1">service</text:span><text:span text:style-name="T3"> worship was performed by the first born." <text:s/>But/ when that provisional service ceased, and a sacred edifice/ was set up, then a </text:span><text:span text:style-name="T1">distinct</text:span><text:span text:style-name="T3"> special tribe displaced the first born/ in the exercise of religious </text:span><text:span text:style-name="T1">functions</text:span><text:span text:style-name="T3"> rites. <text:s/></text:span><text:span text:style-name="T1">So</text:span><text:span text:style-name="T3"> Thus we read in to/ day's portion: "I, behold I have taken the Levites from /among the children of Israel, instead of every first born...of/ the children of Israel, and the Levites shall be mine." <text:s/>Now:/ if we inquire into the reason for that choice, we will/ become convinced still more of the fact that according to the teachings of Holy Writ no precedence/ at birth influenced a promotion, but </text:span><text:span text:style-name="T1">that, according to the</text:span><text:span text:style-name="T3">/ </text:span><text:span text:style-name="T1">teachings of Holy Writ</text:span><text:span text:style-name="T3"> only real, sterling merit. <text:s/>Levy was/ the third son of Jacob, and Kehath from whom Amram,/ the father of </text:span><text:span text:style-name="T1">Aaron and</text:span><text:span text:style-name="T3"> Moses the Levite </text:span><text:span text:style-name="T4">par excellence</text:span><text:span text:style-name="T5">, issued, was not the first but/ the second son of Levy. <text:s/></text:span><text:span text:style-name="T2">Therefore</text:span><text:span text:style-name="T5"> It cannot then be said </text:span><text:span text:style-name="T2">those</text:span><text:span text:style-name="T5"> that the Levites attained an/ enduring distinction </text:span><text:span text:style-name="T2">not because of</text:span><text:span text:style-name="T5"> by a </text:span><text:span text:style-name="T2">fortuitous precedence</text:span><text:span text:style-name="T5"> mere casualty,/ </text:span><text:span text:style-name="T2">of birth,</text:span><text:span text:style-name="T5"> but they won it through an action of theirs, which proved a/ </text:span><text:span text:style-name="T2">how their</text:span><text:span text:style-name="T5"> steadfast </text:span><text:span text:style-name="T2">was their</text:span><text:span text:style-name="T5"> fidelity to the Law of Sinai./ <text:s/>Incited, no doubt, by Egyptians </text:span><text:span text:style-name="T2">who had joined</text:span><text:span text:style-name="T5"> who/ had joined the Hebrews at the hour of the redemption/</text:span></text:p>
      <text:p text:style-name="P7"/>
      <text:p text:style-name="P7">[Page 4]</text:p>
      <text:p text:style-name="P4"><text:span text:style-name="T5">from slavery, but who could not wean themselves/ away from </text:span><text:span text:style-name="T2">pagan</text:span><text:span text:style-name="T5"> heathen practices, some of our an-/-cestors acknowledged a molten calf as a representation/ of the Deity. <text:s/>Moses horror-struck at a sin, which,/ if left unpunished, would defeat the object of his/ Divine mission, took a summary and severe measure/ to spread terror and prevent a recurrence of the </text:span><text:span text:style-name="T2">blasphemy</text:span><text:span text:style-name="T5"> heinous offense./ <text:s/>He called upon all who loved the Lord more than/ their own flesh and blood, to stand by him and destroy/ the </text:span><text:span text:style-name="T2">transgressions</text:span><text:span text:style-name="T5"> guilty ones. <text:s/>At that summons the Levites rallied/ around, and suppressing all feelings, save a wish to/ vindicate their outraged religion, slew those who </text:span><text:span text:style-name="T2">paid</text:span><text:span text:style-name="T5"> caroused/ </text:span><text:span text:style-name="T2">homage to</text:span><text:span text:style-name="T5"> and prostituted themselves before a golden idol. <text:s/>Then were the Levites/ promised the ministerial vocation in these words: "Ye/ are consecrated this day to the Lord, yea: every one though </text:span><text:span text:style-name="T2">acting</text:span><text:span text:style-name="T5"> (rising)/ against his own child and brother, and this day you have been/ given </text:span><text:span text:style-name="T2">this day</text:span><text:span text:style-name="T5"> a blessing." <text:s/>And when at the last/ hour of his life the archprophet bestowed a benediction/ on his people, he so spoke of the tribe that had/ stood up for the belief of Sinai at a moment when/ it was </text:span><text:span text:style-name="T2">imperilled</text:span><text:span text:style-name="T5"> endangered: "He sayeth of his father and of his mo-/-ther, 'I </text:span><text:span text:style-name="T2">kno</text:span><text:span text:style-name="T5"> saw them not,' and of his brothers 'I </text:span><text:span text:style-name="T2">know</text:span><text:span text:style-name="T5"> recognize/</text:span></text:p>
      <text:p text:style-name="P7"/>
      <text:p text:style-name="P7">[Page 5]</text:p>
      <text:p text:style-name="P4"><text:span text:style-name="T5">them not,' and of his children 'I know them not,' </text:span><text:span text:style-name="T2">for</text:span><text:span text:style-name="T5"> yea:/ they would keep Thy ordinance, and preserve </text:span><text:soft-page-break/><text:span text:style-name="T5">Thy covenant there-/-fore shall they teach Thy judgments to Jacob and Thy Law/ to Israel". <text:s/>But if more evidences of the fact which I/ have </text:span><text:span text:style-name="T2">intended</text:span><text:span text:style-name="T5"> purposed to explain were needed, I could cite the/ instance of Gideon clothed with a spirit of God </text:span><text:span text:style-name="T2">for</text:span><text:span text:style-name="T5">/ as a champion </text:span><text:span text:style-name="T2">of his brethren</text:span><text:span text:style-name="T5"> in Israel through his </text:span><text:span text:style-name="T2">good</text:span><text:span text:style-name="T5"> ardent zeal, though his family was/ the </text:span><text:span text:style-name="T2">most</text:span><text:span text:style-name="T5"> least numerous </text:span><text:span text:style-name="T2">numerous</text:span><text:span text:style-name="T5"> in the tribe of Menesseb,/ and he himself was the youngest of his father's family./ <text:s/>But what brighter illustration can be brought forward/ than that of David set royally apart, not because he could/ claim precedence of birth, for he was the last child/ of Jesse, but because his </text:span><text:span text:style-name="T2">zeal</text:span><text:span text:style-name="T5"> patriotism and his genius had </text:span><text:span text:style-name="T2">made</text:span><text:span text:style-name="T5"> proved/ him a hero as he afterwards became the sublime </text:span><text:span text:style-name="T2">the</text:span><text:span text:style-name="T5"> poet and sweet psalmist of Israel./ <text:s/>Clearly then, if we take our scriptures as a standard,/ neither age nor family connection should secure a selection/ to the service of God. <text:s/></text:span><text:span text:style-name="T2">but</text:span><text:span text:style-name="T5"> Virtue, the capacity and/ the endeavours to benefit the community by deeds/ of righteousness, should be the criterion. <text:s/>"Say not, 'I am/ but a lad,' for to whomsoever I shall send thee thou shalt go/ and all which I command thee, There shalt speak" so a Divine/ inspiration told Jeremiah./</text:span></text:p>
      <text:p text:style-name="P7"/>
      <text:p text:style-name="P7">[Page 6]</text:p>
      <text:p text:style-name="P4"><text:span text:style-name="T5">But are they deserving of occupying a holy/ station as chiefs in religion, who </text:span><text:span text:style-name="T2">claim point to</text:span><text:span text:style-name="T5"> pride themselves on their grey hair/ </text:span><text:span text:style-name="T2">and</text:span><text:span text:style-name="T5"> or social influence, but who use their position/ to mislead the unwary into an abandonment of an-/-cestral doctrines, who aim at self-deification and not at the </text:span><text:span text:style-name="T2">[?]</text:span><text:span text:style-name="T5"> glorification of the olden faith? <text:s/>I have no desire to meddle/ in matters which specially concern another body of/ Israelites in our city, but as I have been taunted/ even by my gentile neighbors about the want of/ harmony among us, I </text:span><text:span text:style-name="T2">b</text:span><text:span text:style-name="T5"> must boldly defend the action/ of the </text:span><text:span text:style-name="T4">Rodef Sholom</text:span><text:span text:style-name="T5"> Congregation. <text:s/>It was perfectly/ justifiable, though declared by some inconsistent with its name,/ which </text:span><text:span text:style-name="T2">say</text:span><text:span text:style-name="T5"> denotes a wish to promote peace. <text:s/>Con-/-tinuously, </text:span><text:span text:style-name="T2">persistantly</text:span><text:span text:style-name="T5"> has the man who ministers/ to a large congregation and controls a college in/ the West, obtraded his heretical notions upon the Hebrews/ at large. <text:s/>Persistently has he attacked the Law and/ traditions. <text:s/>At one time, ordinances hallowed by dear asso-/-ciations, are rudely inveigled against with abusive utter-/-ances; at others, persons who conscientiously adhere/ to ancient precepts, are consigned to public contempt./ <text:s/>More recently the laws, which by the confession of/ scientists, have most effectually contributed to the/</text:span></text:p>
      <text:p text:style-name="P7"/>
      <text:p text:style-name="P7">[Page 7]</text:p>
      <text:p text:style-name="P4"><text:span text:style-name="T5">physical and mental preservation of our proper,/--despite a combination of causes working to our injury,--have been vulgarly ridiculed by sentences, such as/ these: "stop that noise over the culinary department/ of Judaism. <text:s/>Nobody has appointed those very or-/-thodox critics, overseers of the kitchen and taskmasters/ of the stomach." <text:s/>The climax was perhaps reached/ last week in a very lengthy article in which the/ following views are categorically set forth: "The cause/ of Jewish vitality, energy, profundity and longevity/ must be sought somewhere outside the Rabbin-/-ical dietary laws. <text:s/>The standard and test of orthodoxy/ is not in the kitchen or in the stomach, for Ju-/-daism is a matter of conscience and intelligence." <text:s/>I/ don't know what the writer understands for con-/-science, but as to intelligence I am certain that/ the soundness or unsoundness of the body proceeding from the nature of our food does exercise/ vast influence over the mind. <text:s/>Then with a sweeping/ insult to all who believe the Sages of antiquity to/ have been wiser than modern changelings, he, cast-/-ing aside every sense of Rabinnical, professional or/ journalistic dignity, concludes: "Let us alone with your/ </text:span><text:span text:style-name="T4">Kosher</text:span><text:span text:style-name="T5"> and </text:span><text:span text:style-name="T4">Trepha</text:span><text:span text:style-name="T5"> philosophy."/</text:span></text:p>
      <text:p text:style-name="P7"/>
      <text:p text:style-name="P7">[Page 8]</text:p>
      <text:p text:style-name="P4"><text:span text:style-name="T5">Yet, one of his pupils, writing immediately after, upon/ another subject, complains that "reformers are reviled/ and cursed." <text:s/>No wonder then that a </text:span><text:span text:style-name="T2">congregation</text:span><text:span text:style-name="T5"> body/ of Philadelphia Israelites, </text:span><text:span text:style-name="T2">[?] which</text:span><text:span text:style-name="T5"> who had entered the Union of/ American Congregations in the hopes of raising the/ standard of Hebrew literature, and rearing pulpit tea-/-chers "to the manner born", severed themselves from an/ institution blighted by the guidance of a coarse adversary/ </text:span><text:span text:style-name="T2">to</text:span><text:span text:style-name="T5"> undermining the principles he is morally bound to </text:span><text:soft-page-break/><text:span text:style-name="T5">inculcate./ <text:s/>No wonder that continental journals on the eastern/ side of the Atlantic, sober and conservative </text:span><text:span text:style-name="T2">and</text:span><text:span text:style-name="T5"> in/ their tone, denounce proceedings so calculated to bring/ scandal upon the Jewish ministry. <text:s/>No wonder/ that they predict the final surrender of the ark/ of the covenant by the hands once </text:span><text:span text:style-name="T2">consecrated</text:span><text:span text:style-name="T5"> hallowed to/ its sacred service. <text:s/>Brethren. <text:s/>An evil incalcu-/-lably serious threatens the American Synagogue./ <text:s/>Lie not supinely, for it rests with the people/ to ward it off. <text:s/>The ease with which the privilege/ to wear sacerdal[sic?] garments can be procured, offers/ a premium to dishonesty. <text:s/></text:span><text:span text:style-name="T2">Making it stringently</text:span><text:span text:style-name="T5"> It behooves you to make it excessively/</text:span></text:p>
      <text:p text:style-name="P4"><text:span text:style-name="T5"/></text:p>
      <text:p text:style-name="P4"><text:span text:style-name="T5">[Page 9]</text:span></text:p>
      <text:p text:style-name="P4"><text:span text:style-name="T5">difficult to gain a public hearing by ascending the sacred desk. <text:s/>You will/ thus have prevented the insidious to undermine our religious/ fabric. <text:s/>Only a few weeks ago, one whose heart/ had never responded to the duties of the holy priesthood/ in the sanctuary of our God, deliberately cut the threads/ of his own existence. <text:s/>We may pity him that/ having proved utterly false to his trust, forfeited confi-/-dence, and sought a refuge in self-destruction./ <text:s/>But does it become Rabbis to palliate the deed?/ <text:s/>Yet, it had been defended on the plea that the suicide/ in his epistolary will wrote: "Though overtures were made/ to me by Episcolian[sic!] and Unitarian authorities, I prefer-/-red to die, when I </text:span><text:span text:style-name="T2">found</text:span><text:span text:style-name="T5"> once became convinced that I was not wanted in/ the house of my fathers." <text:s/>But could </text:span><text:span text:style-name="T2">overtures</text:span><text:span text:style-name="T5"> such/ </text:span><text:span text:style-name="T2">advances</text:span><text:span text:style-name="T5"> overtures be made by Christian churchmen to any except to an individual who had im-/-piously and treasonably disclosed his disbelief in Judaism?/ <text:s/>Will Israelites tolerate then the subtle destroyers of/ their creed? <text:s/>No: frown upon the priests of Baal,/ </text:span><text:span text:style-name="T2">be they ever so strong in their social connection.</text:span><text:span text:style-name="T5"> so fast on the increase? <text:s/>The/ first born were </text:span><text:span text:style-name="T2">at one</text:span><text:span text:style-name="T5"> in olden times the leaders in the wor-/-ship, but men of tried sincerity and zeal re-/-placed those who had </text:span><text:span text:style-name="T2">not stood the test in the face of</text:span><text:span text:style-name="T5"> fallen into vile seductions./</text:span></text:p>
      <text:p text:style-name="P4"><text:span text:style-name="T5"/></text:p>
      <text:p text:style-name="P4"><text:span text:style-name="T5">[Page 10]</text:span></text:p>
      <text:p text:style-name="P4"><text:span text:style-name="T5">I repeat it, the people must purify the dwel-/-ling of our Lord from the pollution of the untrustworthy./ <text:s/>In the scales of the Hebrew Scriptures integrity and/ truthfulness outweigh</text:span><text:span text:style-name="T2">s</text:span><text:span text:style-name="T5"> age social connection influence, or even learning./ <text:s/>Let such only as their deeds proved them </text:span><text:span text:style-name="T2">worthy</text:span><text:span text:style-name="T5"> deserving of/ the lofty station to which you will raise them, become/ your spiritual guides, such only as recognize duty/ as their standard. <text:s/>They shall lay hold of the holy/ ark and guard its vessels, even as those set apart/ by God in the days of antiquity because of their fidelity./ <text:s/>"I, behold I have taken the Levites from among the/ children of Israel, instead of every first born...of the/ children of Israel, and the Levites shall be mine"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9T14:46:10.41</meta:creation-date>
    <dc:date>2012-05-30T12:21:44.17</dc:date>
    <dc:creator>Penn Libraries</dc:creator>
    <meta:editing-duration>PT01H16M2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2243" meta:character-count="13829"/>
  </office:meta>
</office:document-meta>
</file>